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Serif" svg:font-family="LiberationSerif" style:font-family-generic="roman" style:font-pitch="variable"/>
    <style:font-face style:name="ArialMT" svg:font-family="ArialMT" style:font-family-generic="swiss" style:font-pitch="variable"/>
    <style:font-face style:name="Arial-BoldMT" svg:font-family="Arial-Bold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Arial"/>
    </style:style>
    <style:style style:name="T4" style:parent-style-name="Fuentedepárrafopredeter." style:family="text">
      <style:text-properties style:font-name="Arial"/>
    </style:style>
    <style:style style:name="T5" style:parent-style-name="Fuentedepárrafopredeter." style:family="text">
      <style:text-properties style:font-name="Arial"/>
    </style:style>
    <style:style style:name="T6" style:parent-style-name="Fuentedepárrafopredeter." style:family="text">
      <style:text-properties style:font-name="LiberationSerif"/>
    </style:style>
    <style:style style:name="T7" style:parent-style-name="Fuentedepárrafopredeter." style:family="text">
      <style:text-properties style:font-name="ArialMT"/>
    </style:style>
    <style:style style:name="P8" style:parent-style-name="Standard" style:family="paragraph">
      <style:text-properties style:font-name="ArialMT"/>
    </style:style>
    <style:style style:name="P9" style:parent-style-name="Standard" style:family="paragraph">
      <style:text-properties style:font-name="ArialMT"/>
    </style:style>
    <style:style style:name="P10" style:parent-style-name="Standard" style:family="paragraph">
      <style:text-properties style:font-name="ArialMT"/>
    </style:style>
    <style:style style:name="T11" style:parent-style-name="Fuentedepárrafopredeter." style:family="text">
      <style:text-properties style:font-name="ArialMT"/>
    </style:style>
    <style:style style:name="P12" style:parent-style-name="Standard" style:family="paragraph">
      <style:text-properties style:font-name="ArialMT"/>
    </style:style>
    <style:style style:name="P13" style:parent-style-name="Standard" style:family="paragraph">
      <style:text-properties style:font-name="ArialMT"/>
    </style:style>
    <style:style style:name="P14" style:parent-style-name="Standard" style:family="paragraph">
      <style:text-properties style:font-name="ArialMT"/>
    </style:style>
    <style:style style:name="P15" style:parent-style-name="Standard" style:family="paragraph">
      <style:text-properties style:font-name="ArialMT"/>
    </style:style>
    <style:style style:name="T16" style:parent-style-name="Fuentedepárrafopredeter." style:family="text">
      <style:text-properties style:font-name="ArialMT"/>
    </style:style>
    <style:style style:name="T17" style:parent-style-name="Fuentedepárrafopredeter." style:family="text">
      <style:text-properties style:font-name="ArialMT"/>
    </style:style>
    <style:style style:name="T18" style:parent-style-name="Fuentedepárrafopredeter." style:family="text">
      <style:text-properties style:font-name="ArialMT"/>
    </style:style>
    <style:style style:name="T19" style:parent-style-name="Fuentedepárrafopredeter." style:family="text">
      <style:text-properties style:font-name="ArialMT"/>
    </style:style>
    <style:style style:name="T20" style:parent-style-name="Fuentedepárrafopredeter." style:family="text">
      <style:text-properties style:font-name="ArialMT"/>
    </style:style>
    <style:style style:name="T21" style:parent-style-name="Fuentedepárrafopredeter." style:family="text">
      <style:text-properties style:font-name="ArialMT"/>
    </style:style>
    <style:style style:name="T22" style:parent-style-name="Fuentedepárrafopredeter." style:family="text">
      <style:text-properties style:font-name="ArialMT"/>
    </style:style>
    <style:style style:name="T23" style:parent-style-name="Fuentedepárrafopredeter." style:family="text">
      <style:text-properties style:font-name="ArialMT"/>
    </style:style>
    <style:style style:name="T24" style:parent-style-name="Fuentedepárrafopredeter." style:family="text">
      <style:text-properties style:font-name="ArialMT"/>
    </style:style>
    <style:style style:name="T25" style:parent-style-name="Fuentedepárrafopredeter." style:family="text">
      <style:text-properties style:font-name="Arial-BoldMT"/>
    </style:style>
    <style:style style:name="T26" style:parent-style-name="Fuentedepárrafopredeter." style:family="text">
      <style:text-properties style:font-name="Arial-BoldMT" fo:font-weight="bold" style:font-weight-asian="bold"/>
    </style:style>
    <style:style style:name="T27" style:parent-style-name="Fuentedepárrafopredeter." style:family="text">
      <style:text-properties style:font-name="ArialMT"/>
    </style:style>
    <style:style style:name="T28" style:parent-style-name="Fuentedepárrafopredeter." style:family="text">
      <style:text-properties style:font-name="ArialMT"/>
    </style:style>
    <style:style style:name="T29" style:parent-style-name="Fuentedepárrafopredeter." style:family="text">
      <style:text-properties style:font-name="ArialMT"/>
    </style:style>
    <style:style style:name="T30" style:parent-style-name="Fuentedepárrafopredeter." style:family="text">
      <style:text-properties style:font-name="ArialMT"/>
    </style:style>
    <style:style style:name="T31" style:parent-style-name="Fuentedepárrafopredeter." style:family="text">
      <style:text-properties style:font-name="ArialMT"/>
    </style:style>
    <style:style style:name="T32" style:parent-style-name="Fuentedepárrafopredeter." style:family="text">
      <style:text-properties style:font-name="ArialMT"/>
    </style:style>
    <style:style style:name="T33" style:parent-style-name="Fuentedepárrafopredeter." style:family="text">
      <style:text-properties style:font-name="ArialMT"/>
    </style:style>
    <style:style style:name="T34" style:parent-style-name="Fuentedepárrafopredeter." style:family="text">
      <style:text-properties style:font-name="ArialMT"/>
    </style:style>
    <style:style style:name="T35" style:parent-style-name="Fuentedepárrafopredeter." style:family="text">
      <style:text-properties style:font-name="ArialMT"/>
    </style:style>
    <style:style style:name="T36" style:parent-style-name="Fuentedepárrafopredeter." style:family="text">
      <style:text-properties style:font-name="ArialMT"/>
    </style:style>
    <style:style style:name="T37" style:parent-style-name="Fuentedepárrafopredeter." style:family="text">
      <style:text-properties style:font-name="ArialMT"/>
    </style:style>
    <style:style style:name="T38" style:parent-style-name="Fuentedepárrafopredeter." style:family="text">
      <style:text-properties style:font-name="ArialMT"/>
    </style:style>
    <style:style style:name="T39" style:parent-style-name="Fuentedepárrafopredeter." style:family="text">
      <style:text-properties style:font-name="ArialMT"/>
    </style:style>
    <style:style style:name="P40" style:parent-style-name="Standard" style:family="paragraph">
      <style:text-properties style:font-name="ArialMT"/>
    </style:style>
    <style:style style:name="P41" style:parent-style-name="Standard" style:family="paragraph">
      <style:text-properties style:font-name="ArialMT"/>
    </style:style>
    <style:style style:name="P42" style:parent-style-name="Standard" style:family="paragraph">
      <style:text-properties style:font-name="ArialMT"/>
    </style:style>
    <style:style style:name="P43" style:parent-style-name="Standard" style:family="paragraph">
      <style:text-properties style:font-name="ArialMT"/>
    </style:style>
    <style:style style:name="P44" style:parent-style-name="Standard" style:family="paragraph">
      <style:text-properties style:font-name="ArialMT"/>
    </style:style>
    <style:style style:name="P45" style:parent-style-name="Standard" style:family="paragraph">
      <style:text-properties style:font-name="ArialMT"/>
    </style:style>
    <style:style style:name="P46" style:parent-style-name="Standard" style:family="paragraph">
      <style:text-properties style:font-name="ArialMT"/>
    </style:style>
    <style:style style:name="P47" style:parent-style-name="Standard" style:family="paragraph">
      <style:text-properties style:font-name="ArialMT"/>
    </style:style>
    <style:style style:name="P48" style:parent-style-name="Standard" style:family="paragraph">
      <style:text-properties style:font-name="ArialMT"/>
    </style:style>
    <style:style style:name="P49" style:parent-style-name="Standard" style:family="paragraph">
      <style:text-properties style:font-name="ArialMT"/>
    </style:style>
    <style:style style:name="P50" style:parent-style-name="Standard" style:family="paragraph">
      <style:text-properties style:font-name="ArialMT"/>
    </style:style>
    <style:style style:name="P51" style:parent-style-name="Standard" style:family="paragraph">
      <style:text-properties style:font-name="ArialMT"/>
    </style:style>
    <style:style style:name="P52" style:parent-style-name="Standard" style:family="paragraph">
      <style:text-properties style:font-name="ArialMT"/>
    </style:style>
    <style:style style:name="T53" style:parent-style-name="Fuentedepárrafopredeter." style:family="text">
      <style:text-properties style:font-name="ArialMT"/>
    </style:style>
    <style:style style:name="T54" style:parent-style-name="Fuentedepárrafopredeter." style:family="text">
      <style:text-properties style:font-name="ArialMT"/>
    </style:style>
    <style:style style:name="T55" style:parent-style-name="Fuentedepárrafopredeter." style:family="text">
      <style:text-properties style:font-name="Arial"/>
    </style:style>
    <style:style style:name="T56" style:parent-style-name="Fuentedepárrafopredeter." style:family="text">
      <style:text-properties style:font-name="Arial"/>
    </style:style>
    <style:style style:name="T57" style:parent-style-name="Fuentedepárrafopredeter." style:family="text">
      <style:text-properties style:font-name="Arial"/>
    </style:style>
    <style:style style:name="T58" style:parent-style-name="Fuentedepárrafopredeter." style:family="text">
      <style:text-properties style:font-name="Arial"/>
    </style:style>
    <style:style style:name="T59" style:parent-style-name="Fuentedepárrafopredeter." style:family="text">
      <style:text-properties style:font-name="ArialMT"/>
    </style:style>
    <style:style style:name="P60" style:parent-style-name="Standard" style:family="paragraph">
      <style:text-properties style:font-name="ArialMT"/>
    </style:style>
    <style:style style:name="P61" style:parent-style-name="Standard" style:family="paragraph">
      <style:text-properties style:font-name="ArialMT"/>
    </style:style>
    <style:style style:name="P62" style:parent-style-name="Standard" style:family="paragraph">
      <style:text-properties style:font-name="ArialMT"/>
    </style:style>
    <style:style style:name="P63" style:parent-style-name="Standard" style:family="paragraph">
      <style:text-properties style:font-name="ArialMT"/>
    </style:style>
    <style:style style:name="P64" style:parent-style-name="Standard" style:family="paragraph">
      <style:text-properties style:font-name="ArialMT"/>
    </style:style>
    <style:style style:name="P65" style:parent-style-name="Standard" style:family="paragraph">
      <style:text-properties style:font-name="ArialMT"/>
    </style:style>
    <style:style style:name="P66" style:parent-style-name="Standard" style:family="paragraph">
      <style:text-properties style:font-name="ArialMT"/>
    </style:style>
    <style:style style:name="P67" style:parent-style-name="Standard" style:family="paragraph">
      <style:text-properties style:font-name="ArialMT"/>
    </style:style>
    <style:style style:name="P68" style:parent-style-name="Standard" style:family="paragraph">
      <style:text-properties style:font-name="ArialMT"/>
    </style:style>
    <style:style style:name="P69" style:parent-style-name="Standard" style:family="paragraph">
      <style:text-properties style:font-name="ArialMT"/>
    </style:style>
    <style:style style:name="P70" style:parent-style-name="Standard" style:family="paragraph">
      <style:text-properties style:font-name="ArialMT"/>
    </style:style>
    <style:style style:name="P71" style:parent-style-name="Standard" style:family="paragraph">
      <style:text-properties style:font-name="ArialMT"/>
    </style:style>
    <style:style style:name="P72" style:parent-style-name="Standard" style:family="paragraph">
      <style:text-properties style:font-name="ArialMT"/>
    </style:style>
    <style:style style:name="T73" style:parent-style-name="Fuentedepárrafopredeter." style:family="text">
      <style:text-properties style:font-name="ArialMT"/>
    </style:style>
    <style:style style:name="T74" style:parent-style-name="Fuentedepárrafopredeter." style:family="text">
      <style:text-properties style:font-name="Arial"/>
    </style:style>
    <style:style style:name="T75" style:parent-style-name="Fuentedepárrafopredeter." style:family="text">
      <style:text-properties style:font-name="Arial"/>
    </style:style>
    <style:style style:name="T76" style:parent-style-name="Fuentedepárrafopredeter." style:family="text">
      <style:text-properties style:font-name="Arial"/>
    </style:style>
    <style:style style:name="T77" style:parent-style-name="Fuentedepárrafopredeter." style:family="text">
      <style:text-properties style:font-name="Arial"/>
    </style:style>
    <style:style style:name="T78" style:parent-style-name="Fuentedepárrafopredeter." style:family="text">
      <style:text-properties style:font-name="Arial"/>
    </style:style>
    <style:style style:name="T79" style:parent-style-name="Fuentedepárrafopredeter." style:family="text">
      <style:text-properties style:font-name="Arial"/>
    </style:style>
    <style:style style:name="T80" style:parent-style-name="Fuentedepárrafopredeter." style:family="text">
      <style:text-properties style:font-name="ArialMT"/>
    </style:style>
    <style:style style:name="P81" style:parent-style-name="Standard" style:family="paragraph">
      <style:text-properties style:font-name="ArialMT"/>
    </style:style>
    <style:style style:name="P82" style:parent-style-name="Standard" style:family="paragraph">
      <style:text-properties style:font-name="ArialMT"/>
    </style:style>
    <style:style style:name="P83" style:parent-style-name="Standard" style:family="paragraph">
      <style:text-properties style:font-name="ArialMT"/>
    </style:style>
    <style:style style:name="P84" style:parent-style-name="Standard" style:family="paragraph">
      <style:text-properties style:font-name="ArialMT"/>
    </style:style>
    <style:style style:name="P85" style:parent-style-name="Standard" style:family="paragraph">
      <style:text-properties style:font-name="ArialMT"/>
    </style:style>
    <style:style style:name="P86" style:parent-style-name="Standard" style:family="paragraph">
      <style:text-properties style:font-name="ArialMT"/>
    </style:style>
    <style:style style:name="P87" style:parent-style-name="Standard" style:family="paragraph">
      <style:text-properties style:font-name="ArialMT"/>
    </style:style>
    <style:style style:name="P88" style:parent-style-name="Standard" style:family="paragraph">
      <style:text-properties style:font-name="ArialMT"/>
    </style:style>
    <style:style style:name="P89" style:parent-style-name="Standard" style:family="paragraph">
      <style:text-properties style:font-name="ArialMT"/>
    </style:style>
    <style:style style:name="T90" style:parent-style-name="Fuentedepárrafopredeter." style:family="text">
      <style:text-properties style:font-name="ArialMT"/>
    </style:style>
    <style:style style:name="T91" style:parent-style-name="Fuentedepárrafopredeter." style:family="text">
      <style:text-properties style:font-name="Arial"/>
    </style:style>
    <style:style style:name="T92" style:parent-style-name="Fuentedepárrafopredeter." style:family="text">
      <style:text-properties style:font-name="Arial"/>
    </style:style>
    <style:style style:name="T93" style:parent-style-name="Fuentedepárrafopredeter." style:family="text">
      <style:text-properties style:font-name="Arial"/>
    </style:style>
    <style:style style:name="T94" style:parent-style-name="Fuentedepárrafopredeter." style:family="text">
      <style:text-properties style:font-name="Arial"/>
    </style:style>
    <style:style style:name="T95" style:parent-style-name="Fuentedepárrafopredeter." style:family="text">
      <style:text-properties style:font-name="Arial"/>
    </style:style>
    <style:style style:name="T96" style:parent-style-name="Fuentedepárrafopredeter." style:family="text">
      <style:text-properties style:font-name="ArialMT"/>
    </style:style>
    <style:style style:name="P97" style:parent-style-name="Standard" style:family="paragraph">
      <style:text-properties style:font-name="ArialMT"/>
    </style:style>
    <style:style style:name="P98" style:parent-style-name="Standard" style:family="paragraph">
      <style:text-properties style:font-name="ArialMT"/>
    </style:style>
    <style:style style:name="P99" style:parent-style-name="Standard" style:family="paragraph">
      <style:text-properties style:font-name="ArialMT"/>
    </style:style>
    <style:style style:name="P100" style:parent-style-name="Standard" style:family="paragraph">
      <style:text-properties style:font-name="ArialMT"/>
    </style:style>
    <style:style style:name="P101" style:parent-style-name="Standard" style:family="paragraph">
      <style:text-properties style:font-name="ArialMT"/>
    </style:style>
    <style:style style:name="P102" style:parent-style-name="Standard" style:family="paragraph">
      <style:text-properties style:font-name="ArialMT"/>
    </style:style>
    <style:style style:name="P103" style:parent-style-name="Standard" style:family="paragraph">
      <style:text-properties style:font-name="ArialMT"/>
    </style:style>
    <style:style style:name="P104" style:parent-style-name="Standard" style:family="paragraph">
      <style:text-properties style:font-name="ArialMT"/>
    </style:style>
    <style:style style:name="P105" style:parent-style-name="Standard" style:family="paragraph">
      <style:text-properties style:font-name="ArialMT"/>
    </style:style>
    <style:style style:name="P106" style:parent-style-name="Standard" style:family="paragraph">
      <style:text-properties style:font-name="ArialMT"/>
    </style:style>
    <style:style style:name="T107" style:parent-style-name="Fuentedepárrafopredeter." style:family="text">
      <style:text-properties style:font-name="ArialMT"/>
    </style:style>
    <style:style style:name="T108" style:parent-style-name="Fuentedepárrafopredeter." style:family="text">
      <style:text-properties style:font-name="Arial"/>
    </style:style>
    <style:style style:name="T109" style:parent-style-name="Fuentedepárrafopredeter." style:family="text">
      <style:text-properties style:font-name="Arial"/>
    </style:style>
    <style:style style:name="T110" style:parent-style-name="Fuentedepárrafopredeter." style:family="text">
      <style:text-properties style:font-name="Arial"/>
    </style:style>
    <style:style style:name="T111" style:parent-style-name="Fuentedepárrafopredeter." style:family="text">
      <style:text-properties style:font-name="Arial"/>
    </style:style>
    <style:style style:name="T112" style:parent-style-name="Fuentedepárrafopredeter." style:family="text">
      <style:text-properties style:font-name="Arial"/>
    </style:style>
    <style:style style:name="T113" style:parent-style-name="Fuentedepárrafopredeter." style:family="text">
      <style:text-properties style:font-name="ArialMT"/>
    </style:style>
    <style:style style:name="T114" style:parent-style-name="Fuentedepárrafopredeter." style:family="text">
      <style:text-properties style:font-name="ArialMT"/>
    </style:style>
    <style:style style:name="P115" style:parent-style-name="Standard" style:family="paragraph">
      <style:text-properties style:font-name="ArialMT"/>
    </style:style>
    <style:style style:name="P116" style:parent-style-name="Standard" style:family="paragraph">
      <style:text-properties style:font-name="ArialMT"/>
    </style:style>
    <style:style style:name="P117" style:parent-style-name="Standard" style:family="paragraph">
      <style:text-properties style:font-name="ArialMT"/>
    </style:style>
    <style:style style:name="P118" style:parent-style-name="Standard" style:family="paragraph">
      <style:text-properties style:font-name="ArialMT"/>
    </style:style>
    <style:style style:name="P119" style:parent-style-name="Standard" style:family="paragraph">
      <style:text-properties style:font-name="ArialMT"/>
    </style:style>
    <style:style style:name="P120" style:parent-style-name="Standard" style:family="paragraph">
      <style:text-properties style:font-name="ArialMT"/>
    </style:style>
    <style:style style:name="P121" style:parent-style-name="Standard" style:family="paragraph">
      <style:text-properties style:font-name="ArialMT"/>
    </style:style>
    <style:style style:name="P122" style:parent-style-name="Standard" style:family="paragraph">
      <style:text-properties style:font-name="ArialMT"/>
    </style:style>
    <style:style style:name="P123" style:parent-style-name="Standard" style:family="paragraph">
      <style:text-properties style:font-name="ArialMT"/>
    </style:style>
    <style:style style:name="P124" style:parent-style-name="Standard" style:family="paragraph">
      <style:text-properties style:font-name="ArialMT"/>
    </style:style>
    <style:style style:name="P125" style:parent-style-name="Standard" style:family="paragraph">
      <style:text-properties style:font-name="ArialMT"/>
    </style:style>
    <style:style style:name="T126" style:parent-style-name="Fuentedepárrafopredeter." style:family="text">
      <style:text-properties style:font-name="ArialMT"/>
    </style:style>
    <style:style style:name="T127" style:parent-style-name="Fuentedepárrafopredeter." style:family="text">
      <style:text-properties style:font-name="ArialMT"/>
    </style:style>
    <style:style style:name="T128" style:parent-style-name="Fuentedepárrafopredeter." style:family="text">
      <style:text-properties style:font-name="Arial"/>
    </style:style>
    <style:style style:name="T129" style:parent-style-name="Fuentedepárrafopredeter." style:family="text">
      <style:text-properties style:font-name="Arial"/>
    </style:style>
    <style:style style:name="T130" style:parent-style-name="Fuentedepárrafopredeter." style:family="text">
      <style:text-properties style:font-name="Arial"/>
    </style:style>
    <style:style style:name="T131" style:parent-style-name="Fuentedepárrafopredeter." style:family="text">
      <style:text-properties style:font-name="Arial"/>
    </style:style>
    <style:style style:name="T132" style:parent-style-name="Fuentedepárrafopredeter." style:family="text">
      <style:text-properties style:font-name="Arial"/>
    </style:style>
    <style:style style:name="T133" style:parent-style-name="Fuentedepárrafopredeter." style:family="text">
      <style:text-properties style:font-name="Arial"/>
    </style:style>
    <style:style style:name="T134" style:parent-style-name="Fuentedepárrafopredeter." style:family="text">
      <style:text-properties style:font-name="ArialMT"/>
    </style:style>
    <style:style style:name="T135" style:parent-style-name="Fuentedepárrafopredeter." style:family="text">
      <style:text-properties style:font-name="ArialMT"/>
    </style:style>
    <style:style style:name="P136" style:parent-style-name="Standard" style:family="paragraph">
      <style:text-properties style:font-name="ArialMT"/>
    </style:style>
    <style:style style:name="P137" style:parent-style-name="Standard" style:family="paragraph">
      <style:text-properties style:font-name="ArialMT"/>
    </style:style>
    <style:style style:name="P138" style:parent-style-name="Standard" style:family="paragraph">
      <style:text-properties style:font-name="ArialMT"/>
    </style:style>
    <style:style style:name="P139" style:parent-style-name="Standard" style:family="paragraph">
      <style:text-properties style:font-name="ArialMT"/>
    </style:style>
    <style:style style:name="P140" style:parent-style-name="Standard" style:family="paragraph">
      <style:text-properties style:font-name="ArialMT"/>
    </style:style>
    <style:style style:name="P141" style:parent-style-name="Standard" style:family="paragraph">
      <style:text-properties style:font-name="ArialMT"/>
    </style:style>
    <style:style style:name="P142" style:parent-style-name="Standard" style:family="paragraph">
      <style:text-properties style:font-name="ArialMT"/>
    </style:style>
    <style:style style:name="P143" style:parent-style-name="Standard" style:family="paragraph">
      <style:text-properties style:font-name="ArialMT"/>
    </style:style>
    <style:style style:name="P144" style:parent-style-name="Standard" style:family="paragraph">
      <style:text-properties style:font-name="ArialMT"/>
    </style:style>
    <style:style style:name="P145" style:parent-style-name="Standard" style:family="paragraph">
      <style:text-properties style:font-name="ArialMT"/>
    </style:style>
    <style:style style:name="T146" style:parent-style-name="Fuentedepárrafopredeter." style:family="text">
      <style:text-properties style:font-name="ArialMT"/>
    </style:style>
    <style:style style:name="T147" style:parent-style-name="Fuentedepárrafopredeter." style:family="text">
      <style:text-properties style:font-name="ArialMT"/>
    </style:style>
    <style:style style:name="T148" style:parent-style-name="Fuentedepárrafopredeter." style:family="text">
      <style:text-properties style:font-name="ArialMT"/>
    </style:style>
    <style:style style:name="T149" style:parent-style-name="Fuentedepárrafopredeter." style:family="text">
      <style:text-properties style:font-name="ArialMT"/>
    </style:style>
    <style:style style:name="T150" style:parent-style-name="Fuentedepárrafopredeter." style:family="text">
      <style:text-properties style:font-name="ArialMT"/>
    </style:style>
    <style:style style:name="T151" style:parent-style-name="Fuentedepárrafopredeter." style:family="text">
      <style:text-properties style:font-name="ArialMT"/>
    </style:style>
    <style:style style:name="T152" style:parent-style-name="Fuentedepárrafopredeter." style:family="text">
      <style:text-properties style:font-name="ArialMT"/>
    </style:style>
    <style:style style:name="T153" style:parent-style-name="Fuentedepárrafopredeter." style:family="text">
      <style:text-properties style:font-name="ArialMT"/>
    </style:style>
    <style:style style:name="T154" style:parent-style-name="Fuentedepárrafopredeter." style:family="text">
      <style:text-properties style:font-name="ArialMT"/>
    </style:style>
    <style:style style:name="T155" style:parent-style-name="Fuentedepárrafopredeter." style:family="text">
      <style:text-properties style:font-name="ArialMT"/>
    </style:style>
    <style:style style:name="T156" style:parent-style-name="Fuentedepárrafopredeter." style:family="text">
      <style:text-properties style:font-name="ArialMT"/>
    </style:style>
    <style:style style:name="T157" style:parent-style-name="Fuentedepárrafopredeter." style:family="text">
      <style:text-properties style:font-name="ArialMT"/>
    </style:style>
    <style:style style:name="T158" style:parent-style-name="Fuentedepárrafopredeter." style:family="text">
      <style:text-properties style:font-name="Arial"/>
    </style:style>
    <style:style style:name="T159" style:parent-style-name="Fuentedepárrafopredeter." style:family="text">
      <style:text-properties style:font-name="Arial"/>
    </style:style>
    <style:style style:name="T160" style:parent-style-name="Fuentedepárrafopredeter." style:family="text">
      <style:text-properties style:font-name="Arial"/>
    </style:style>
    <style:style style:name="T161" style:parent-style-name="Fuentedepárrafopredeter." style:family="text">
      <style:text-properties style:font-name="Arial"/>
    </style:style>
    <style:style style:name="T162" style:parent-style-name="Fuentedepárrafopredeter." style:family="text">
      <style:text-properties style:font-name="Arial"/>
    </style:style>
    <style:style style:name="T163" style:parent-style-name="Fuentedepárrafopredeter." style:family="text">
      <style:text-properties style:font-name="Arial"/>
    </style:style>
    <style:style style:name="T164" style:parent-style-name="Fuentedepárrafopredeter." style:family="text">
      <style:text-properties style:font-name="Arial"/>
    </style:style>
    <style:style style:name="T165" style:parent-style-name="Fuentedepárrafopredeter." style:family="text">
      <style:text-properties style:font-name="Arial"/>
    </style:style>
    <style:style style:name="T166" style:parent-style-name="Fuentedepárrafopredeter." style:family="text">
      <style:text-properties style:font-name="Arial"/>
    </style:style>
    <style:style style:name="T167" style:parent-style-name="Fuentedepárrafopredeter." style:family="text">
      <style:text-properties style:font-name="Arial"/>
    </style:style>
    <style:style style:name="T168" style:parent-style-name="Fuentedepárrafopredeter." style:family="text">
      <style:text-properties style:font-name="Arial"/>
    </style:style>
    <style:style style:name="T169" style:parent-style-name="Fuentedepárrafopredeter." style:family="text">
      <style:text-properties style:font-name="Arial"/>
    </style:style>
    <style:style style:name="T170" style:parent-style-name="Fuentedepárrafopredeter." style:family="text">
      <style:text-properties style:font-name="Arial"/>
    </style:style>
    <style:style style:name="T171" style:parent-style-name="Fuentedepárrafopredeter." style:family="text">
      <style:text-properties style:font-name="ArialMT"/>
    </style:style>
    <style:style style:name="P172" style:parent-style-name="Standard" style:family="paragraph">
      <style:text-properties style:font-name="ArialMT"/>
    </style:style>
    <style:style style:name="P173" style:parent-style-name="Standard" style:family="paragraph">
      <style:text-properties style:font-name="ArialMT"/>
    </style:style>
    <style:style style:name="P174" style:parent-style-name="Standard" style:family="paragraph">
      <style:text-properties style:font-name="ArialMT"/>
    </style:style>
    <style:style style:name="P175" style:parent-style-name="Standard" style:family="paragraph">
      <style:text-properties style:font-name="ArialMT"/>
    </style:style>
    <style:style style:name="P176" style:parent-style-name="Standard" style:family="paragraph">
      <style:text-properties style:font-name="ArialMT"/>
    </style:style>
    <style:style style:name="P177" style:parent-style-name="Standard" style:family="paragraph">
      <style:text-properties style:font-name="ArialMT"/>
    </style:style>
    <style:style style:name="P178" style:parent-style-name="Standard" style:family="paragraph">
      <style:text-properties style:font-name="ArialMT"/>
    </style:style>
    <style:style style:name="P179" style:parent-style-name="Standard" style:family="paragraph">
      <style:text-properties style:font-name="ArialMT"/>
    </style:style>
    <style:style style:name="T180" style:parent-style-name="Fuentedepárrafopredeter." style:family="text">
      <style:text-properties style:font-name="ArialMT"/>
    </style:style>
    <style:style style:name="T181" style:parent-style-name="Fuentedepárrafopredeter." style:family="text">
      <style:text-properties style:font-name="Arial"/>
    </style:style>
    <style:style style:name="T182" style:parent-style-name="Fuentedepárrafopredeter." style:family="text">
      <style:text-properties style:font-name="Arial"/>
    </style:style>
    <style:style style:name="T183" style:parent-style-name="Fuentedepárrafopredeter." style:family="text">
      <style:text-properties style:font-name="Arial"/>
    </style:style>
    <style:style style:name="T184" style:parent-style-name="Fuentedepárrafopredeter." style:family="text">
      <style:text-properties style:font-name="Arial"/>
    </style:style>
    <style:style style:name="T185" style:parent-style-name="Fuentedepárrafopredeter." style:family="text">
      <style:text-properties style:font-name="Arial"/>
    </style:style>
    <style:style style:name="T186" style:parent-style-name="Fuentedepárrafopredeter." style:family="text">
      <style:text-properties style:font-name="Arial"/>
    </style:style>
    <style:style style:name="T187" style:parent-style-name="Fuentedepárrafopredeter." style:family="text">
      <style:text-properties style:font-name="Arial"/>
    </style:style>
    <style:style style:name="T188" style:parent-style-name="Fuentedepárrafopredeter." style:family="text">
      <style:text-properties style:font-name="Arial"/>
    </style:style>
    <style:style style:name="T189" style:parent-style-name="Fuentedepárrafopredeter." style:family="text">
      <style:text-properties style:font-name="ArialMT"/>
    </style:style>
    <style:style style:name="P190" style:parent-style-name="Standard" style:family="paragraph">
      <style:text-properties style:font-name="ArialMT"/>
    </style:style>
    <style:style style:name="P191" style:parent-style-name="Standard" style:family="paragraph">
      <style:text-properties style:font-name="ArialMT"/>
    </style:style>
    <style:style style:name="P192" style:parent-style-name="Standard" style:family="paragraph">
      <style:text-properties style:font-name="ArialMT"/>
    </style:style>
    <style:style style:name="P193" style:parent-style-name="Standard" style:family="paragraph">
      <style:text-properties style:font-name="ArialMT"/>
    </style:style>
    <style:style style:name="P194" style:parent-style-name="Standard" style:family="paragraph">
      <style:text-properties style:font-name="ArialMT"/>
    </style:style>
    <style:style style:name="P195" style:parent-style-name="Standard" style:family="paragraph">
      <style:text-properties style:font-name="ArialMT"/>
    </style:style>
    <style:style style:name="P196" style:parent-style-name="Standard" style:family="paragraph">
      <style:text-properties style:font-name="ArialMT"/>
    </style:style>
    <style:style style:name="P197" style:parent-style-name="Standard" style:family="paragraph">
      <style:text-properties style:font-name="ArialMT"/>
    </style:style>
    <style:style style:name="T198" style:parent-style-name="Fuentedepárrafopredeter." style:family="text">
      <style:text-properties style:font-name="ArialMT"/>
    </style:style>
    <style:style style:name="T199" style:parent-style-name="Fuentedepárrafopredeter." style:family="text">
      <style:text-properties style:font-name="Arial"/>
    </style:style>
    <style:style style:name="T200" style:parent-style-name="Fuentedepárrafopredeter." style:family="text">
      <style:text-properties style:font-name="Arial"/>
    </style:style>
    <style:style style:name="T201" style:parent-style-name="Fuentedepárrafopredeter." style:family="text">
      <style:text-properties style:font-name="Arial"/>
    </style:style>
    <style:style style:name="T202" style:parent-style-name="Fuentedepárrafopredeter." style:family="text">
      <style:text-properties style:font-name="Arial"/>
    </style:style>
    <style:style style:name="T203" style:parent-style-name="Fuentedepárrafopredeter." style:family="text">
      <style:text-properties style:font-name="Arial"/>
    </style:style>
    <style:style style:name="T204" style:parent-style-name="Fuentedepárrafopredeter." style:family="text">
      <style:text-properties style:font-name="Arial"/>
    </style:style>
    <style:style style:name="T205" style:parent-style-name="Fuentedepárrafopredeter." style:family="text">
      <style:text-properties style:font-name="Arial"/>
    </style:style>
    <style:style style:name="T206" style:parent-style-name="Fuentedepárrafopredeter." style:family="text">
      <style:text-properties style:font-name="ArialMT"/>
    </style:style>
    <style:style style:name="P207" style:parent-style-name="Standard" style:family="paragraph">
      <style:text-properties style:font-name="ArialMT"/>
    </style:style>
    <style:style style:name="P208" style:parent-style-name="Standard" style:family="paragraph">
      <style:text-properties style:font-name="ArialMT"/>
    </style:style>
    <style:style style:name="P209" style:parent-style-name="Standard" style:family="paragraph">
      <style:text-properties style:font-name="ArialMT"/>
    </style:style>
    <style:style style:name="P210" style:parent-style-name="Standard" style:family="paragraph">
      <style:text-properties style:font-name="ArialMT"/>
    </style:style>
    <style:style style:name="P211" style:parent-style-name="Standard" style:family="paragraph">
      <style:text-properties style:font-name="ArialMT"/>
    </style:style>
    <style:style style:name="P212" style:parent-style-name="Standard" style:family="paragraph">
      <style:text-properties style:font-name="ArialMT"/>
    </style:style>
    <style:style style:name="P213" style:parent-style-name="Standard" style:family="paragraph">
      <style:text-properties style:font-name="ArialMT"/>
    </style:style>
    <style:style style:name="P214" style:parent-style-name="Standard" style:family="paragraph">
      <style:text-properties style:font-name="ArialMT"/>
    </style:style>
    <style:style style:name="T215" style:parent-style-name="Fuentedepárrafopredeter." style:family="text">
      <style:text-properties style:font-name="ArialMT"/>
    </style:style>
    <style:style style:name="T216" style:parent-style-name="Fuentedepárrafopredeter." style:family="text">
      <style:text-properties style:font-name="Arial"/>
    </style:style>
    <style:style style:name="T217" style:parent-style-name="Fuentedepárrafopredeter." style:family="text">
      <style:text-properties style:font-name="Arial"/>
    </style:style>
    <style:style style:name="T218" style:parent-style-name="Fuentedepárrafopredeter." style:family="text">
      <style:text-properties style:font-name="Arial"/>
    </style:style>
    <style:style style:name="T219" style:parent-style-name="Fuentedepárrafopredeter." style:family="text">
      <style:text-properties style:font-name="Arial"/>
    </style:style>
    <style:style style:name="T220" style:parent-style-name="Fuentedepárrafopredeter." style:family="text">
      <style:text-properties style:font-name="Arial"/>
    </style:style>
    <style:style style:name="T221" style:parent-style-name="Fuentedepárrafopredeter." style:family="text">
      <style:text-properties style:font-name="Arial"/>
    </style:style>
    <style:style style:name="T222" style:parent-style-name="Fuentedepárrafopredeter." style:family="text">
      <style:text-properties style:font-name="Arial"/>
    </style:style>
    <style:style style:name="T223" style:parent-style-name="Fuentedepárrafopredeter." style:family="text">
      <style:text-properties style:font-name="Arial"/>
    </style:style>
    <style:style style:name="T224" style:parent-style-name="Fuentedepárrafopredeter." style:family="text">
      <style:text-properties style:font-name="Arial"/>
    </style:style>
    <style:style style:name="P225" style:parent-style-name="Standard" style:family="paragraph">
      <style:text-properties style:font-name="Arial"/>
    </style:style>
    <style:style style:name="P226" style:parent-style-name="Standard" style:family="paragraph">
      <style:text-properties style:font-name="Arial"/>
    </style:style>
    <style:style style:name="P227" style:parent-style-name="Standard" style:family="paragraph">
      <style:text-properties style:font-name="Arial"/>
    </style:style>
    <style:style style:name="P228" style:parent-style-name="Standard" style:family="paragraph">
      <style:text-properties style:font-name="Arial"/>
    </style:style>
    <style:style style:name="P229" style:parent-style-name="Standard" style:family="paragraph">
      <style:text-properties style:font-name="Arial"/>
    </style:style>
    <style:style style:name="P230" style:parent-style-name="Standard" style:family="paragraph">
      <style:text-properties style:font-name="Arial"/>
    </style:style>
    <style:style style:name="P231" style:parent-style-name="Standard" style:family="paragraph">
      <style:text-properties style:font-name="Arial"/>
    </style:style>
    <style:style style:name="P232" style:parent-style-name="Standard" style:family="paragraph">
      <style:text-properties style:font-name="Arial"/>
    </style:style>
    <style:style style:name="P233" style:parent-style-name="Standard" style:family="paragraph">
      <style:text-properties style:font-name="Arial"/>
    </style:style>
    <style:style style:name="T234" style:parent-style-name="Fuentedepárrafopredeter." style:family="text">
      <style:text-properties style:font-name="Arial"/>
    </style:style>
    <style:style style:name="T235" style:parent-style-name="Fuentedepárrafopredeter." style:family="text">
      <style:text-properties style:font-name="Arial"/>
    </style:style>
    <style:style style:name="T236" style:parent-style-name="Fuentedepárrafopredeter." style:family="text">
      <style:text-properties style:font-name="Arial"/>
    </style:style>
    <style:style style:name="T237" style:parent-style-name="Fuentedepárrafopredeter." style:family="text">
      <style:text-properties style:font-name="Arial"/>
    </style:style>
    <style:style style:name="T238" style:parent-style-name="Fuentedepárrafopredeter." style:family="text">
      <style:text-properties style:font-name="Arial"/>
    </style:style>
    <style:style style:name="T239" style:parent-style-name="Fuentedepárrafopredeter." style:family="text">
      <style:text-properties style:font-name="Arial"/>
    </style:style>
    <style:style style:name="T240" style:parent-style-name="Fuentedepárrafopredeter." style:family="text">
      <style:text-properties style:font-name="Arial"/>
    </style:style>
    <style:style style:name="T241" style:parent-style-name="Fuentedepárrafopredeter." style:family="text">
      <style:text-properties style:font-name="Arial"/>
    </style:style>
    <style:style style:name="P242" style:parent-style-name="Standard" style:family="paragraph">
      <style:text-properties style:font-name="Arial"/>
    </style:style>
    <style:style style:name="P243" style:parent-style-name="Standard" style:family="paragraph">
      <style:text-properties style:font-name="Arial"/>
    </style:style>
    <style:style style:name="P244" style:parent-style-name="Standard" style:family="paragraph">
      <style:text-properties style:font-name="Arial"/>
    </style:style>
    <style:style style:name="P245" style:parent-style-name="Standard" style:family="paragraph">
      <style:text-properties style:font-name="Arial"/>
    </style:style>
    <style:style style:name="P246" style:parent-style-name="Standard" style:family="paragraph">
      <style:text-properties style:font-name="Arial"/>
    </style:style>
    <style:style style:name="P247" style:parent-style-name="Standard" style:family="paragraph">
      <style:text-properties style:font-name="Arial"/>
    </style:style>
    <style:style style:name="P248" style:parent-style-name="Standard" style:family="paragraph">
      <style:text-properties style:font-name="Arial"/>
    </style:style>
    <style:style style:name="P249" style:parent-style-name="Standard" style:family="paragraph">
      <style:text-properties style:font-name="Arial"/>
    </style:style>
    <style:style style:name="P250" style:parent-style-name="Standard" style:family="paragraph">
      <style:text-properties style:font-name="Arial"/>
    </style:style>
    <style:style style:name="P251" style:parent-style-name="Standard" style:family="paragraph">
      <style:text-properties style:font-name="Arial"/>
    </style:style>
    <style:style style:name="P252" style:parent-style-name="Standard" style:family="paragraph">
      <style:text-properties style:font-name="Arial"/>
    </style:style>
    <style:style style:name="P253" style:parent-style-name="Standard" style:family="paragraph">
      <style:text-properties style:font-name="Arial"/>
    </style:style>
    <style:style style:name="P254" style:parent-style-name="Standard" style:family="paragraph">
      <style:text-properties style:font-name="Arial"/>
    </style:style>
    <style:style style:name="P255" style:parent-style-name="Standard" style:family="paragraph">
      <style:text-properties style:font-name="Arial"/>
    </style:style>
    <style:style style:name="P256" style:parent-style-name="Standard" style:family="paragraph">
      <style:text-properties style:font-name="Arial"/>
    </style:style>
    <style:style style:name="P257" style:parent-style-name="Standard" style:family="paragraph">
      <style:text-properties style:font-name="Arial"/>
    </style:style>
    <style:style style:name="P258" style:parent-style-name="Standard" style:family="paragraph">
      <style:text-properties style:font-name="Arial"/>
    </style:style>
    <style:style style:name="P259" style:parent-style-name="Standard" style:family="paragraph">
      <style:text-properties style:font-name="Arial"/>
    </style:style>
    <style:style style:name="P260" style:parent-style-name="Standard" style:family="paragraph">
      <style:text-properties style:font-name="Arial"/>
    </style:style>
    <style:style style:name="P261" style:parent-style-name="Standard" style:family="paragraph">
      <style:text-properties style:font-name="Arial"/>
    </style:style>
    <style:style style:name="P262" style:parent-style-name="Standard" style:family="paragraph">
      <style:text-properties style:font-name="Arial"/>
    </style:style>
    <style:style style:name="P263" style:parent-style-name="Standard" style:family="paragraph">
      <style:text-properties style:font-name="Arial"/>
    </style:style>
    <style:style style:name="P264" style:parent-style-name="Standard" style:family="paragraph">
      <style:text-properties style:font-name="Arial"/>
    </style:style>
    <style:style style:name="P265" style:parent-style-name="Standard" style:family="paragraph">
      <style:text-properties style:font-name="Arial"/>
    </style:style>
    <style:style style:name="P266" style:parent-style-name="Standard" style:family="paragraph">
      <style:text-properties style:font-name="Arial"/>
    </style:style>
    <style:style style:name="T267" style:parent-style-name="Fuentedepárrafopredeter." style:family="text">
      <style:text-properties style:font-name="Arial"/>
    </style:style>
    <style:style style:name="P268" style:parent-style-name="Standard" style:family="paragraph">
      <style:text-properties style:font-name="Arial"/>
    </style:style>
    <style:style style:name="P269" style:parent-style-name="Standard" style:family="paragraph">
      <style:text-properties style:font-name="Arial"/>
    </style:style>
    <style:style style:name="P270" style:parent-style-name="Standard" style:family="paragraph">
      <style:text-properties style:font-name="Arial"/>
    </style:style>
    <style:style style:name="P27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/>
    </style:style>
    <style:style style:name="P27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/>
    </style:style>
    <style:style style:name="P273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</style:style>
    <style:style style:name="T274" style:parent-style-name="Fuentedepárrafopredeter." style:family="text">
      <style:text-properties style:font-name="Arial"/>
    </style:style>
    <style:style style:name="T275" style:parent-style-name="Fuentedepárrafopredeter." style:family="text">
      <style:text-properties style:font-name="Arial" style:font-name-complex="Arial"/>
    </style:style>
    <style:style style:name="T276" style:parent-style-name="Fuentedepárrafopredeter." style:family="text">
      <style:text-properties style:font-name="Arial" style:font-name-complex="Arial"/>
    </style:style>
    <style:style style:name="T277" style:parent-style-name="Fuentedepárrafopredeter." style:family="text">
      <style:text-properties style:font-name="Arial" style:font-name-complex="Arial"/>
    </style:style>
    <style:style style:name="T278" style:parent-style-name="Fuentedepárrafopredeter." style:family="text">
      <style:text-properties style:font-name="Arial" style:font-name-complex="Arial"/>
    </style:style>
    <style:style style:name="P27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  <style:text-properties style:font-name="Arial" style:font-name-complex="Arial"/>
    </style:style>
    <style:style style:name="P28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</style:style>
    <style:style style:name="T281" style:parent-style-name="Fuentedepárrafopredeter." style:family="text">
      <style:text-properties style:font-name="Arial" style:font-name-complex="Arial"/>
    </style:style>
    <style:style style:name="T282" style:parent-style-name="Fuentedepárrafopredeter." style:family="text">
      <style:text-properties style:font-name="Arial" style:font-name-complex="Arial"/>
    </style:style>
    <style:style style:name="T283" style:parent-style-name="Fuentedepárrafopredeter." style:family="text">
      <style:text-properties style:font-name="Arial" style:font-name-complex="Arial"/>
    </style:style>
    <style:style style:name="P284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  <style:text-properties style:font-name="Arial" style:font-name-complex="Arial"/>
    </style:style>
    <style:style style:name="P28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  <style:text-properties style:font-name="Arial" style:font-name-complex="Arial"/>
    </style:style>
    <style:style style:name="P28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  <style:text-properties style:font-name="Arial" style:font-name-complex="Arial"/>
    </style:style>
    <style:style style:name="P287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  <style:text-properties style:font-name="Arial" style:font-name-complex="Arial"/>
    </style:style>
    <style:style style:name="P28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8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3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4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7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29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3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4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7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/>
    </style:style>
    <style:style style:name="P30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/>
    </style:style>
    <style:style style:name="P31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/>
    </style:style>
  </office:automatic-styles>
  <office:body>
    <office:text text:use-soft-page-breaks="true">
      <text:p text:style-name="P1"><text:span text:style-name="T2">Parciales imperativo</text:span><text:span text:style-name="T3">:</text:span><text:span text:style-name="T4"><text:line-break/></text:span><text:span text:style-name="T5"><text:line-break/></text:span><text:span text:style-name="T6">1)<text:s/></text:span><text:span text:style-name="T7">Una obra social dispone de un árbol binario de búsqueda con la información de sus</text:span></text:p>
      <text:p text:style-name="P8">afiliados. De cada afiliado se conoce: Número de afiliado, Nro de DNI, Plan (1…5) y año de</text:p>
      <text:p text:style-name="P9">ingreso a la obra social. El<text:s/>árbol se encuentra ordenado por número de afiliado. Se</text:p>
      <text:p text:style-name="P10">solicita:<text:line-break/></text:p>
      <text:p text:style-name="Standard"><text:span text:style-name="T11">a) Implementar un módulo que reciba el árbol de afiliados, Nro de DNI Num1, Nro de DNI</text:span></text:p>
      <text:p text:style-name="P12">Num2 y un número de Plan, y retorne un vector ordenado por Nro de DNI del afiliado. El</text:p>
      <text:p text:style-name="P13">vector debe contener el número de afiliado y DNI de aquellos afiliados cuyo Nro de DNI se</text:p>
      <text:p text:style-name="P14">encuentra comprendido entre Num1 y Num2 (siendo Num1 menor que Num2) y el Plan se</text:p>
      <text:p text:style-name="P15">corresponda con el recibido por parámetro. Por norma de la obra social, cada Plan puede</text:p>
      <text:p text:style-name="Standard"><text:span text:style-name="T16">contar con a</text:span><text:span text:style-name="T17"><text:s/>lo sumo 500 afiliados.</text:span><text:span text:style-name="T18"><text:line-break/></text:span><text:span text:style-name="T19"><text:line-break/></text:span><text:span text:style-name="T20">b) Implementar un módulo recursivo que reciba la información generada en “a” y retorne el</text:span></text:p>
      <text:p text:style-name="Standard"><text:span text:style-name="T21">promedio de los números de afiliados.</text:span><text:span text:style-name="T22"><text:line-break/></text:span><text:span text:style-name="T23"><text:line-break/></text:span><text:span text:style-name="T24">c) Implementar un módulo<text:s/></text:span><text:span text:style-name="T25">recursivo</text:span><text:span text:style-name="T26"><text:s/></text:span><text:span text:style-name="T27">que reciba la información generada en “a” y retorne</text:span></text:p>
      <text:p text:style-name="Standard"><text:span text:style-name="T28">el máximo númer</text:span><text:span text:style-name="T29">o de afiliado.</text:span><text:span text:style-name="T30"><text:line-break/></text:span><text:span text:style-name="T31"><text:line-break/></text:span><text:span text:style-name="T32">d) Implementar un módulo recursivo que reciba la información generada en “a” y retorne el mínimo número de afiliado.</text:span><text:span text:style-name="T33"><text:line-break/></text:span><text:span text:style-name="T34"><text:line-break/></text:span><text:span text:style-name="T35">_______________________________________________________________________</text:span><text:span text:style-name="T36"><text:line-break/></text:span><text:span text:style-name="T37"><text:line-break/></text:span><text:span text:style-name="T38">2) Una ciudad necesita un sistema para administra</text:span><text:span text:style-name="T39">r la limpieza de sus esquinas. El</text:span></text:p>
      <text:p text:style-name="P40">sistema necesita un módulo que lea la información de cada esquina que se limpia: horario</text:p>
      <text:p text:style-name="P41">de recolección (1…10) número de calle, número de avenida y cantidad de bolsas</text:p>
      <text:p text:style-name="P42">recolectadas. A partir de esa información, debe generar una estructura que almacene las</text:p>
      <text:p text:style-name="P43">esquinas agrupadas por horario. Para cada horario de recolección, las esquinas deben</text:p>
      <text:p text:style-name="P44">almacenarse de manera ordenada por número de avenida. La lectura finaliza con el</text:p>
      <text:p text:style-name="P45">horario 0, el cual no se procesa.<text:line-break/></text:p>
      <text:p text:style-name="P46">Se pide<text:s/>implementar un programa en Pascal que incluya:</text:p>
      <text:p text:style-name="P47">a)<text:s/>Un módulo Cargar que (de manera aleatoria) genere datos de las esquinas y los</text:p>
      <text:p text:style-name="P48">almacene en una estructura adecuada.<text:line-break/></text:p>
      <text:p text:style-name="P49">b) Un módulo que reciba la estructura generada en a) y, usando merge acumulador,</text:p>
      <text:p text:style-name="P50">genere una<text:s/>lista que contenga para cada número de avenida cuál fue la cantidad máxima</text:p>
      <text:p text:style-name="P51">de bolsas recolectada entre sus esquinas y la ubicación de la esquina (es decir, su</text:p>
      <text:p text:style-name="P52">número de avenida y calle).</text:p>
      <text:p text:style-name="Standard"><text:span text:style-name="T53">____________________________________________________________________</text:span><text:span text:style-name="T54">___</text:span><text:span text:style-name="T55"><text:line-break/></text:span><text:span text:style-name="T56"><text:line-break/></text:span><text:span text:style-name="T57">3)</text:span><text:span text:style-name="T58"><text:s/></text:span><text:span text:style-name="T59">Una ciudad necesita un sistema para administrar la limpieza de sus esquinas. Para ello,</text:span></text:p>
      <text:p text:style-name="P60">el sistema necesita un módulo que lea la información de cada esquina que se limpia:</text:p>
      <text:p text:style-name="P61">número de calle, número de avenida, cantidad de objetos<text:s/>recolectados y número</text:p>
      <text:p text:style-name="P62">identificatorio del camión (1…10) que se encargó de la limpieza de la esquina. A partir de</text:p>
      <text:p text:style-name="P63">esa información, debe generar una estructura que almacene las esquinas agrupadas por</text:p>
      <text:p text:style-name="P64">número de camión.</text:p>
      <text:p text:style-name="P65">Para cada camión, las esquinas deben ordenarse por número de avenida. La lectura</text:p>
      <text:soft-page-break/>
      <text:p text:style-name="P66">finaliza con el número de camión 0, el cual no se procesa.<text:line-break/></text:p>
      <text:p text:style-name="P67">Se pide implementar un programa en Pascal que incluya:</text:p>
      <text:p text:style-name="P68">a) Un módulo Cargar que (de manera aleatoria) genere datos de las esquinas y los</text:p>
      <text:p text:style-name="P69">almacene en una estructura adecuada.<text:line-break/></text:p>
      <text:p text:style-name="P70">b) Un módulo que reciba la estructura generada en a) y (usando merge acumulador)</text:p>
      <text:p text:style-name="P71">obtenga para cada avenida el total de objetos recolectados (entre todos los camiones).</text:p>
      <text:p text:style-name="P72">Genere un ABB que contenga número de avenida y el total de objetos recolectados en la</text:p>
      <text:p text:style-name="Standard"><text:span text:style-name="T73">avenida, ordenado por total de objetos recolectados.</text:span><text:span text:style-name="T74"><text:line-break/></text:span><text:span text:style-name="T75"><text:line-break/></text:span><text:span text:style-name="T76">________________________________________________________________________</text:span><text:span text:style-name="T77"><text:line-break/></text:span><text:span text:style-name="T78"><text:line-break/></text:span><text:span text:style-name="T79">4)</text:span><text:span text:style-name="T80"><text:s/>Un psicólogo necesita un sistema para administrar a sus pacientes. De cada paciente</text:span></text:p>
      <text:p text:style-name="P81">registra:<text:s/>DNI, cód. de<text:s/>paciente, obra social (1: ioma 2: pami 3: osde 4: galeno 5: no tiene) y</text:p>
      <text:p text:style-name="P82">costo abonado por sesión. Implemente un programa que:<text:line-break/></text:p>
      <text:p text:style-name="P83">a) Genere un ABB ordenado por<text:s/>DNI. Para ello, genere información hasta el paciente con</text:p>
      <text:p text:style-name="P84">DNI<text:s/>0.<text:line-break/></text:p>
      <text:p text:style-name="P85">A partir del ABB, realice módulos<text:s/>(uno por inciso) para:</text:p>
      <text:p text:style-name="P86">b) Generar una estructura con<text:s/>DNI<text:s/>y cod de paciente de los pacientes de ioma, ordenados</text:p>
      <text:p text:style-name="P87">por<text:s/>DNI<text:s/>descendente.<text:line-break/></text:p>
      <text:p text:style-name="P88">c) Dado un<text:s/>DNI, modificar la obra social de dicho paciente a una recibida. Considere que el</text:p>
      <text:p text:style-name="P89">paciente puede no<text:s/>existir.<text:line-break/></text:p>
      <text:p text:style-name="Standard"><text:span text:style-name="T90">NOTA: Realice el programa principal que invoque a los módulos desarrollados.</text:span><text:span text:style-name="T91"><text:line-break/></text:span><text:span text:style-name="T92">____________________________________________________________________</text:span><text:span text:style-name="T93"><text:line-break/></text:span><text:span text:style-name="T94"><text:line-break/></text:span><text:span text:style-name="T95">5)<text:s/></text:span><text:span text:style-name="T96">Un psicólogo necesita un sistema para administrar a sus pacientes. De cada paciente</text:span></text:p>
      <text:p text:style-name="P97">registra:<text:s/>DNI, cód. de paciente, obra social (1: ioma 2: pami 3: osde 4: galeno 5: no tiene) y</text:p>
      <text:p text:style-name="P98">costo abonado por sesión. Implemente un programa que:<text:line-break/></text:p>
      <text:p text:style-name="P99">a) Genere un ABB ordenado por cód. de paciente. Para ello, genere información hasta el</text:p>
      <text:p text:style-name="P100">paciente con<text:s/>DNI<text:s/>0.</text:p>
      <text:p text:style-name="P101"/>
      <text:p text:style-name="P102">A partir del ABB, realice módulos (uno por inciso) para:<text:line-break/></text:p>
      <text:p text:style-name="P103">b) Generar una estructura con código y<text:s/>DNI<text:s/>de los pacientes de osde, sabiendo que cómo</text:p>
      <text:p text:style-name="P104">máximo son 100. La estructura debe ordenarse por código ascendentemente<text:s/><text:line-break/></text:p>
      <text:p text:style-name="P105">c) Dado un código de paciente, aumentar el costo abonado por sesión en un monto</text:p>
      <text:p text:style-name="P106">recibido. Considere que el paciente puede no existir.<text:line-break/></text:p>
      <text:p text:style-name="Standard"><text:span text:style-name="T107">NOTA: Realice el programa principal que invoque a los módulos desarrollados.</text:span><text:span text:style-name="T108"><text:line-break/></text:span><text:span text:style-name="T109">_______________________________________________________________________</text:span><text:span text:style-name="T110"><text:line-break/></text:span><text:span text:style-name="T111"><text:line-break/></text:span><text:span text:style-name="T112">6)<text:s/></text:span><text:span text:style-name="T113">Se lee informac</text:span><text:span text:style-name="T114">ión acerca de las ventas de productos realizadas en las sucursales de</text:span></text:p>
      <text:soft-page-break/>
      <text:p text:style-name="P115">una empresa. De cada venta se conoce fecha, código de producto, cantidad vendida y</text:p>
      <text:p text:style-name="P116">monto total de la venta. La lectura finaliza cuando se lee el código de producto -1, el cual</text:p>
      <text:p text:style-name="P117">no se procesa. Implementar un programa para<text:s/>que<text:s/>a partir de la información leída,</text:p>
      <text:p text:style-name="P118">resuelva los siguientes ítems:</text:p>
      <text:p text:style-name="P119">a)<text:s/>Generar un árbol binario de búsqueda ordenado por código de producto, donde cada</text:p>
      <text:p text:style-name="P120">nodo contenga el código del producto y el monto total vendido. El código de producto no</text:p>
      <text:p text:style-name="P121">puede repetirse en el árbol.<text:line-break/></text:p>
      <text:p text:style-name="P122">b)<text:s/>Realizar un módulo que reciba el árbol generado en a. y un código de producto y</text:p>
      <text:p text:style-name="P123">retorne la suma de todos los montos vendidos para los códigos de productos mayores al</text:p>
      <text:p text:style-name="P124">código recibido.<text:s/><text:line-break/><text:line-break/>Nota: La<text:s/>información se lee en forma desordenada. Puede existir más de</text:p>
      <text:p text:style-name="P125">una venta para un mismo código de producto.<text:line-break/></text:p>
      <text:p text:style-name="Standard"><text:span text:style-name="T126">// se modifica el nodo a medida que se carga el<text:s/></text:span><text:span text:style-name="T127">árbol.</text:span><text:span text:style-name="T128"><text:line-break/></text:span><text:span text:style-name="T129"><text:line-break/></text:span><text:span text:style-name="T130">________________________________________________________________________</text:span><text:span text:style-name="T131"><text:line-break/></text:span><text:span text:style-name="T132"><text:line-break/></text:span><text:span text:style-name="T133">7)<text:s/></text:span><text:span text:style-name="T134">Se lee informació</text:span><text:span text:style-name="T135">n acerca de las ventas de productos realizadas en las 5 sucursales</text:span></text:p>
      <text:p text:style-name="P136">de una empresa. Cada sucursal realizó a lo sumo 200 ventas. De cada venta se conoce el</text:p>
      <text:p text:style-name="P137">código de producto, cantidad vendida y monto total de la venta. Las ventas de cada</text:p>
      <text:p text:style-name="P138">sucursal se<text:s/>leen de manera consecutiva y ordenadas por código de producto. La lectura</text:p>
      <text:p text:style-name="P139">por cada sucursal finaliza al completar las 200 ventas o cuando se lee el código de</text:p>
      <text:p text:style-name="P140">producto -1, el cual no se procesa. Implementar un programa para que a partir de la</text:p>
      <text:p text:style-name="P141">información leída, resuelva los siguientes ítems:<text:line-break/></text:p>
      <text:p text:style-name="P142">a)<text:s/>Utilizando la técnica de merge o merge acumulador según corresponda, generar una</text:p>
      <text:p text:style-name="P143">lista que contenga la cantidad total vendida para cada código de producto, ordenada por</text:p>
      <text:p text:style-name="P144">código de producto.<text:line-break/></text:p>
      <text:p text:style-name="P145">b)<text:s/>Realizar un módulo recursivo que reciba la lista generada en el punto a y retorne la</text:p>
      <text:p text:style-name="Standard"><text:span text:style-name="T146">cantidad de productos para los cuales la cantidad total vendida supera las 500 unidades.</text:span><text:span text:style-name="T147"><text:line-break/></text:span><text:span text:style-name="T148"><text:line-break/></text:span><text:span text:style-name="T149">c) Realizar un módulo recursivo que reciba la lista generada en el punto a y retorne la</text:span></text:p>
      <text:p text:style-name="Standard"><text:span text:style-name="T150">suma de las cantid</text:span><text:span text:style-name="T151">ades vendidas para los productos con código menor que 80.</text:span><text:span text:style-name="T152"><text:line-break/></text:span><text:span text:style-name="T153"><text:line-break/></text:span><text:span text:style-name="T154">d)</text:span><text:span text:style-name="T155"><text:s/></text:span><text:span text:style-name="T156">Realizar un módulo recursivo que reciba la lista generada en el punto a y retorne la</text:span></text:p>
      <text:p text:style-name="Standard"><text:span text:style-name="T157">cantidad de productos para los cuales el monto total vendido es inferior a 300.000 pesos</text:span><text:span text:style-name="T158"><text:line-break/></text:span><text:span text:style-name="T159"><text:line-break/></text:span><text:span text:style-name="T160">//vec</text:span><text:span text:style-name="T161">tor</text:span><text:span text:style-name="T162"><text:s/>de vec</text:span><text:span text:style-name="T163">tores</text:span><text:span text:style-name="T164"><text:s/>merge</text:span><text:span text:style-name="T165"><text:line-break/></text:span><text:span text:style-name="T166"><text:line-break/></text:span><text:span text:style-name="T167">________________________________________________________________________</text:span><text:span text:style-name="T168"><text:line-break/></text:span><text:span text:style-name="T169"><text:line-break/></text:span><text:span text:style-name="T170">8)<text:s/></text:span><text:span text:style-name="T171">Un psicólogo necesita un sistema para administrar a sus pacientes. De cada paciente</text:span></text:p>
      <text:p text:style-name="P172">registra:<text:s/>DNI, cód. de paciente, obra social (1: ioma 2: pami 3: osde 4: galeno 5: no tiene) y</text:p>
      <text:p text:style-name="P173">costo abonado por sesión. Implemente un programa que:<text:line-break/></text:p>
      <text:p text:style-name="P174">a) Genere un ABB ordenado por<text:s/>DNI. Para ello, genere información hasta el paciente con</text:p>
      <text:p text:style-name="P175">DNI<text:s/>0.<text:line-break/></text:p>
      <text:soft-page-break/>
      <text:p text:style-name="P176">A partir del ABB, realice módulos (uno por inciso) para:</text:p>
      <text:p text:style-name="P177">b) Generar una estructura con los códigos de los<text:s/>pacientes de osde cuyo dni está</text:p>
      <text:p text:style-name="P178">comprendido entre dos valores.<text:line-break/></text:p>
      <text:p text:style-name="P179">c) Aumentar el costo abonado por sesión de todos los pacientes en un monto recibido.<text:line-break/></text:p>
      <text:p text:style-name="Standard"><text:span text:style-name="T180">NOTA: Realice el programa principal que invoque a los módulos desarrollados.</text:span><text:span text:style-name="T181"><text:line-break/></text:span><text:span text:style-name="T182"><text:line-break/></text:span><text:span text:style-name="T183">____________________________</text:span><text:span text:style-name="T184">____________________________________________</text:span><text:span text:style-name="T185"><text:line-break/></text:span><text:span text:style-name="T186"><text:line-break/></text:span><text:span text:style-name="T187"><text:line-break/></text:span><text:span text:style-name="T188">9)<text:s/></text:span><text:span text:style-name="T189">Un psicólogo necesita un sistema para administrar a sus pacientes. De cada paciente</text:span></text:p>
      <text:p text:style-name="P190">registra:<text:s/>DNI, cód. de paciente, obra social (1: ioma 2: pami 3: osde 4: galeno 5: no tiene) y</text:p>
      <text:p text:style-name="P191">costo abonado por sesión. Implemente un programa que:<text:line-break/></text:p>
      <text:p text:style-name="P192">a) Genere un ABB ordenado por cód. de paciente. Para ello, genere información hasta el</text:p>
      <text:p text:style-name="P193">paciente con<text:s/>DNI<text:s/>0.<text:line-break/></text:p>
      <text:p text:style-name="P194">A partir del ABB, realice módulos (uno por inciso) para:</text:p>
      <text:p text:style-name="P195"><text:s/>b) Generar una estructura con la cantidad de pacientes de cada<text:s/>obra social.<text:line-break/></text:p>
      <text:p text:style-name="P196">c) Calcular la cantidad de pacientes cuyo costo abonado por sesión está comprendido</text:p>
      <text:p text:style-name="P197">entre dos valores.<text:line-break/></text:p>
      <text:p text:style-name="Standard"><text:span text:style-name="T198">NOTA: Realice el programa principal que invoque a los módulos desarrollados.</text:span><text:span text:style-name="T199"><text:line-break/></text:span><text:span text:style-name="T200"><text:line-break/></text:span><text:span text:style-name="T201">___________________________________________________________</text:span><text:span text:style-name="T202">____________</text:span><text:span text:style-name="T203"><text:line-break/></text:span><text:span text:style-name="T204"><text:line-break/></text:span><text:span text:style-name="T205">10)<text:s/></text:span><text:span text:style-name="T206">Un psicólogo necesita un sistema para administrar a sus pacientes. De cada paciente</text:span></text:p>
      <text:p text:style-name="P207">registra:<text:s/>DNI, cód. de paciente, obra social (1: ioma 2: pami 3: osde 4: galeno 5: no tiene) y</text:p>
      <text:p text:style-name="P208">costo abonado por sesión. Implemente un programa que:<text:line-break/></text:p>
      <text:p text:style-name="P209">a)<text:s/>Genere un ABB ordenado por cód. de paciente. Para ello, genere información hasta el</text:p>
      <text:p text:style-name="P210">paciente con<text:s/>DNI<text:s/>0.<text:line-break/></text:p>
      <text:p text:style-name="P211">A partir del ABB, realice módulos (uno por inciso) para:</text:p>
      <text:p text:style-name="P212">b) Generar una estructura con código y<text:s/>DNI<text:s/>de los pacientes de ioma, sabiendo que cómo</text:p>
      <text:p text:style-name="P213">máximo son 50. La estructura debe ordenarse por código descendentemente.<text:line-break/></text:p>
      <text:p text:style-name="P214">c) Informar los datos de los pacientes cuyo código está comprendido entre dos valores.</text:p>
      <text:p text:style-name="Standard"><text:span text:style-name="T215">NOTA: Realice el programa principal que invoque a los módulos desarrollados.</text:span><text:span text:style-name="T216"><text:line-break/></text:span><text:span text:style-name="T217"><text:line-break/></text:span><text:span text:style-name="T218">_________________</text:span><text:span text:style-name="T219">_______________________________________________________</text:span><text:span text:style-name="T220"><text:line-break/></text:span><text:span text:style-name="T221"><text:line-break/></text:span><text:span text:style-name="T222">11) Un delivery dispone de una lista de<text:s/></text:span><text:span text:style-name="T223">las entregas realizadas</text:span><text:span text:style-name="T224">. De cada entrega se tiene</text:span></text:p>
      <text:p text:style-name="P225">código de entrega, DNI del cliente y la lista de los menús pedidos (código de menú y</text:p>
      <text:p text:style-name="P226">cantidad).<text:line-break/></text:p>
      <text:p text:style-name="P227">Además,<text:s/>se dispone de un árbol de menús. De cada menú se tiene código y stock. El árbol</text:p>
      <text:soft-page-break/>
      <text:p text:style-name="P228">está ordenado por código de menú.</text:p>
      <text:p text:style-name="P229">Implemente un programa con:<text:line-break/></text:p>
      <text:p text:style-name="P230">a) Un módulo recursivo que recorra la lista de entregas actualizando el stock de los</text:p>
      <text:p text:style-name="P231">menús. En el caso que el código de menú no exista, debe incorporarse al árbol con</text:p>
      <text:p text:style-name="P232">stock en cero.<text:line-break/></text:p>
      <text:p text:style-name="P233">b) Un módulo que reciba el árbol de menús y un código de menú y retorne una lista con</text:p>
      <text:p text:style-name="Standard"><text:span text:style-name="T234">los códigos de los menús con stock 1 para los códigos menores al código recibido.</text:span><text:span text:style-name="T235"><text:line-break/></text:span><text:span text:style-name="T236"><text:line-break/></text:span><text:span text:style-name="T237">______________________</text:span><text:span text:style-name="T238">__________________________________________________</text:span><text:span text:style-name="T239"><text:line-break/></text:span><text:span text:style-name="T240"><text:line-break/></text:span><text:span text:style-name="T241">12) Una cadena de supermercados necesita procesar su facturación para enviar un regalo de</text:span></text:p>
      <text:p text:style-name="P242">fin de año a sus mejores clientes. Entregará para el mes de Octubre un premio diario al</text:p>
      <text:p text:style-name="P243">cliente que hizo la compra<text:s/>de mayor monto.<text:line-break/></text:p>
      <text:p text:style-name="P244">Se dispone de una estructura que almacena las ventas de Octubre agrupadas por número</text:p>
      <text:p text:style-name="P245">de sucursal (de 1 a 20). Para cada sucursal, las ventas se encuentran ordenadas por día del</text:p>
      <text:p text:style-name="P246">mes. Por cada venta se conoce el día, número de factura,<text:s/>DNI<text:s/>del cliente y monto.<text:line-break/></text:p>
      <text:p text:style-name="P247">Además,<text:s/>se dispone de un vector desordenado con la información personal de 5000</text:p>
      <text:p text:style-name="P248">clientes. De cada cliente se conoce el<text:s/>DNI, email y teléfono.<text:line-break/></text:p>
      <text:p text:style-name="P249">Implemente un programa que:<text:line-break/></text:p>
      <text:p text:style-name="P250">a) Ordene, por<text:s/>DNI, los elementos del vector de clientes que se<text:s/>dispone. Este</text:p>
      <text:p text:style-name="P251">ordenamiento es necesario para obtener información del cliente en el siguiente</text:p>
      <text:p text:style-name="P252">inciso con mayor eficiencia.<text:line-break/></text:p>
      <text:p text:style-name="P253">b) Reciba la estructura con las ventas y, usando la técnica de merge, imprima en</text:p>
      <text:p text:style-name="P254">pantalla para cada día del mes, el número de<text:s/>factura ganadora, el<text:s/>DNI<text:s/>y teléfono del</text:p>
      <text:p text:style-name="P255">cliente correspondiente. Por cada día, la factura ganadora es aquella con mayor</text:p>
      <text:p text:style-name="P256">monto.</text:p>
      <text:p text:style-name="P257">La búsqueda del cliente en el vector de información personal debe implementarse de</text:p>
      <text:p text:style-name="P258">forma recursiva. Si el cliente no está en el vector, se deberá informar el día y “Premio</text:p>
      <text:p text:style-name="P259">vacante”.<text:line-break/></text:p>
      <text:p text:style-name="P260">NOTA: En cada sucursal se pueden haber realizado más de una venta en el mismo día.<text:line-break/><text:line-break/>______________________________________________________________________<text:line-break/><text:line-break/>13) Ticketek dispone de un vector desordenado<text:s/>con 10.000 reservas. De cada reserva se<text:s/></text:p>
      <text:p text:style-name="P261">Tiene DNI del cliente, código de evento y cantidad de entradas.</text:p>
      <text:p text:style-name="P262"/>
      <text:p text:style-name="P263">Además, dispone de un árbol de eventos. De cada evento se tiene código y stock de entradas. El árbol esta ordenado por código de evento.</text:p>
      <text:p text:style-name="P264"/>
      <text:p text:style-name="P265">Implemente un programa con:</text:p>
      <text:p text:style-name="P266"/>
      <text:p text:style-name="Standard"><text:span text:style-name="T267">a) Un módulo que ordene, por código de evento, los elementos del vector de reservas.</text:span></text:p>
      <text:soft-page-break/>
      <text:p text:style-name="P268"><text:s/>Es necesario este ordenamiento para procesar con mayor eficiencia la información.</text:p>
      <text:p text:style-name="P269"><text:s/>De las reservas en el siguiente inciso.</text:p>
      <text:p text:style-name="P270"/>
      <text:p text:style-name="P271">b) Un módulo que recibe un<text:s/>vector de reservas ordenado y un árbol de eventos. Recorrer el vector totalizando las reservas por código de evento y actualizando el stock de entradas en el árbol de eventos.<text:line-break/>________________________________________________________________________</text:p>
      <text:p text:style-name="P272"/>
      <text:p text:style-name="P273"><text:span text:style-name="T274">14</text:span><text:span text:style-name="T275">) Un</text:span><text:span text:style-name="T276">a aerolínea dispone de un árbol binario de búsqueda con la información de sus empleados. De cada empleado se conoce: Número de legajo, DNI, Categoría (1</text:span><text:span text:style-name="T277">…</text:span><text:span text:style-name="T278">20) y año de ingreso a la empresa. El árbol se encuentra ordenado por número de DNI. Se solicita:</text:span></text:p>
      <text:p text:style-name="P279"/>
      <text:p text:style-name="P280"><text:span text:style-name="T281">a)<text:s/></text:span><text:span text:style-name="T282">Implementar un módulo que reciba el árbol de empleados, número de DNI “A”, número de DNI “B”</text:span><text:s/><text:span text:style-name="T283">y un número de categoría, y retorne un vector ordenado por número de DNI.</text:span></text:p>
      <text:p text:style-name="P284">El vector debe contener el número de DNI y número de legajo de aquellos empleados cuyo número de DNI se encuentra comprendido entre los números de DNI recibidos (“A” y “B”, siendo “A” menor que “B”) y la categoría se corresponda con la recibida por parámetro.</text:p>
      <text:p text:style-name="P285">Por norma de la empresa, cada categoría puede contar con a lo sumo 250 empleados.</text:p>
      <text:p text:style-name="P286"/>
      <text:p text:style-name="P287">b) Implementar un módulo recursivo que reciba la información generada en “a” y retorne el promedio de los números de legajo.</text:p>
      <text:p text:style-name="P288">______________________________________________________________________</text:p>
      <text:p text:style-name="P289"/>
      <text:p text:style-name="P290">15) Una cadena de gimnasios que tiene 5 sucursales necesita<text:s/>procesar las asistencias de los clientes. Implementar un programa en Pascal con:</text:p>
      <text:p text:style-name="P291"/>
      <text:p text:style-name="P292">a) Un módulo que lea la información de las asistencias realizadas en cada sucursal y que genere un árbol ordenado por DNI de cliente, donde cada nodo contenga DNI de cliente, código y la cantidad total de minutos asistidos en todas las sucursales.</text:p>
      <text:p text:style-name="P293">De cada asistencia se lee: código de sucursal (1...5), DNI del cliente, código del cliente, fecha y cantidad de minutos que asistió.</text:p>
      <text:p text:style-name="P294">La lectura finaliza con el DNI de cliente -1, el<text:s/>cual no se procesa.</text:p>
      <text:p text:style-name="P295"/>
      <text:p text:style-name="P296">b) Un módulo que reciba el árbol generado en a) y un DNI de cliente y devuelva una lista con los DNI de los clientes cuyo DNI es mayor al DNI ingresado y el total de minutos es impar.</text:p>
      <text:p text:style-name="P297">______________________________________________________________________</text:p>
      <text:p text:style-name="P298"><text:line-break/>16) Una cadena de gimnasios que tiene 5 sucursales necesita procesar las asistencias</text:p>
      <text:p text:style-name="P299">de los clientes. Implemente un programa:</text:p>
      <text:p text:style-name="P300"/>
      <text:p text:style-name="P301">a) Un módulo que lea la información de las asistencias realizadas en las sucursales y genere una estructura<text:s/>con código de cliente, DNI de cliente fecha y cantidad de minutos</text:p>
      <text:p text:style-name="P302">que asistió en la sucursal, agrupados por sucursal. Para cada sucursal, los clientes deben estar ordenados por código de cliente. De cada asistencia se lee: código de sucursal (1...5), DNI del cliente, código del cliente, fecha y cantidad de minutos que asistió. La lectura finaliza con el código de cliente -1, el cual no se procesa.</text:p>
      <text:p text:style-name="P303"/>
      <text:p text:style-name="P304">b) Un módulo que recibe la estructura en a) y utilizando la técnica de merge o merge acumulador genere un árbol ordenado por DNI que contenga el DNI de cliente y la cantidad total de veces que asistió a las sucursales del gimnasio.</text:p>
      <text:p text:style-name="P305">______________________________________________________________________</text:p>
      <text:p text:style-name="P306"/>
      <text:p text:style-name="P307"/>
      <text:p text:style-name="P308"/>
      <text:p text:style-name="P309"/>
      <text:p text:style-name="P3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Serif" svg:font-family="LiberationSerif" style:font-family-generic="roman" style:font-pitch="variable"/>
    <style:font-face style:name="ArialMT" svg:font-family="ArialMT" style:font-family-generic="swiss" style:font-pitch="variable"/>
    <style:font-face style:name="Arial-BoldMT" svg:font-family="Arial-Bold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a Alonso</meta:initial-creator>
    <dc:creator>Carolina Alonso</dc:creator>
    <meta:creation-date>2022-05-21T19:13:00Z</meta:creation-date>
    <dc:date>2022-07-05T17:22:00Z</dc:date>
    <meta:template xlink:href="Normal.dotm" xlink:type="simple"/>
    <meta:editing-cycles>22</meta:editing-cycles>
    <meta:editing-duration>PT309780S</meta:editing-duration>
    <meta:document-statistic meta:page-count="7" meta:paragraph-count="30" meta:word-count="2378" meta:character-count="15432" meta:row-count="109" meta:non-whitespace-character-count="13084"/>
  </office:meta>
</office:document-meta>
</file>